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9000000DE6069683FB12390DE.png" manifest:media-type="image/png"/>
  <manifest:file-entry manifest:full-path="Pictures/10000000000001E50000009C740CC4C5C1B641F6.png" manifest:media-type="image/png"/>
  <manifest:file-entry manifest:full-path="Pictures/10000000000001E5000000B9939DE30F1AFDC844.png" manifest:media-type="image/png"/>
  <manifest:file-entry manifest:full-path="Pictures/100000000000021C000000F0F81E62934F32E937.png" manifest:media-type="image/png"/>
  <manifest:file-entry manifest:full-path="Pictures/10000000000001E4000000C4D98AFA13546691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T1" style:family="text">
      <style:text-properties fo:color="#17c6a3" loext:opacity="100%" style:font-name="Consolas" fo:font-size="10pt" fo:background-color="#373737" loext:char-shading-value="0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1"/>
      <text:p text:style-name="Standard"><draw:frame draw:style-name="fr1" draw:name="Image3" text:anchor-type="char" svg:x="0.5256in" svg:y="3.511in" svg:width="3.9417in" svg:height="1.85in" draw:z-index="1"><draw:image xlink:href="Pictures/10000000000001D9000000DE6069683FB12390DE.png" xlink:type="simple" xlink:show="embed" xlink:actuate="onLoad" draw:mime-type="image/png"/></draw:frame><draw:frame draw:style-name="fr1" draw:name="Image2" text:anchor-type="char" svg:x="0.4811in" svg:y="2.0516in" svg:width="4.0417in" svg:height="1.3in" draw:z-index="2"><draw:image xlink:href="Pictures/10000000000001E50000009C740CC4C5C1B641F6.png" xlink:type="simple" xlink:show="embed" xlink:actuate="onLoad" draw:mime-type="image/png"/></draw:frame><draw:frame draw:style-name="fr1" draw:name="Image4" text:anchor-type="char" svg:x="0.5193in" svg:y="5.6445in" svg:width="4.0417in" svg:height="1.5417in" draw:z-index="3"><draw:image xlink:href="Pictures/10000000000001E5000000B9939DE30F1AFDC844.png" xlink:type="simple" xlink:show="embed" xlink:actuate="onLoad" draw:mime-type="image/png"/></draw:frame><draw:frame draw:style-name="fr1" draw:name="Image5" text:anchor-type="char" svg:x="0.5457in" svg:y="7.411in" svg:width="4.0335in" svg:height="1.6335in" draw:z-index="4"><draw:image xlink:href="Pictures/10000000000001E4000000C4D98AFA1354669100.png" xlink:type="simple" xlink:show="embed" xlink:actuate="onLoad" draw:mime-type="image/png"/></draw:frame><draw:frame draw:style-name="fr1" draw:name="Image1" text:anchor-type="char" svg:x="0.5354in" svg:y="0.0854in" svg:width="3.85in" svg:height="1.711in" draw:z-index="0"><draw:image xlink:href="Pictures/100000000000021C000000F0F81E62934F32E9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3-10T22:06:15.825000000</dc:date>
    <meta:editing-duration>PT7M21S</meta:editing-duration>
    <meta:editing-cycles>4</meta:editing-cycles>
    <meta:generator>LibreOffice/7.5.1.2$Windows_X86_64 LibreOffice_project/fcbaee479e84c6cd81291587d2ee68cba099e129</meta:generator>
    <meta:document-statistic meta:table-count="0" meta:image-count="5" meta:object-count="0" meta:page-count="1" meta:paragraph-count="1" meta:word-count="1" meta:character-count="7" meta:non-whitespace-character-count="7"/>
  </office:meta>
</office:document-meta>
</file>